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family-generic="roman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5c5ac0" officeooo:paragraph-rsid="005c5ac0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12efa5" style:font-size-asian="10pt" style:font-style-asian="normal" style:font-weight-asian="bold" style:font-style-complex="normal"/>
    </style:style>
    <style:style style:name="P7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1f5dee" style:font-size-asian="10pt" style:font-style-asian="normal" style:font-weight-asian="bold" style:font-style-complex="normal"/>
    </style:style>
    <style:style style:name="P8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3a835c" style:font-size-asian="10pt" style:font-style-asian="normal" style:font-weight-asian="bold" style:font-style-complex="normal"/>
    </style:style>
    <style:style style:name="P9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4b1f17" style:font-size-asian="10pt" style:font-style-asian="normal" style:font-weight-asian="bold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language="es" fo:country="ES" fo:font-style="normal" officeooo:rsid="0012efa5" officeooo:paragraph-rsid="001777da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language="es" fo:country="ES" fo:font-style="normal" officeooo:rsid="0012efa5" officeooo:paragraph-rsid="002b3c87" style:font-style-asian="normal" style:font-style-complex="norm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paragraph-rsid="001f5dee" style:font-size-asian="10pt" style:font-weight-asian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paragraph-rsid="003a835c" style:font-size-asian="10pt" style:font-weight-asian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paragraph-rsid="004b1f17" style:font-size-asian="10pt" style:font-weight-asian="bold"/>
    </style:style>
    <style:style style:name="P17" style:family="paragraph" style:parent-style-name="Standard">
      <style:paragraph-properties fo:text-align="start" style:justify-single-word="false"/>
      <style:text-properties style:font-name="Arial"/>
    </style:style>
    <style:style style:name="P18" style:family="paragraph" style:parent-style-name="Standard">
      <style:paragraph-properties fo:text-align="start" style:justify-single-word="false"/>
      <style:text-properties style:font-name="Arial" officeooo:paragraph-rsid="002d008e"/>
    </style:style>
    <style:style style:name="P19" style:family="paragraph" style:parent-style-name="Standard">
      <style:paragraph-properties fo:text-align="start" style:justify-single-word="false"/>
      <style:text-properties style:font-name="Arial" officeooo:paragraph-rsid="003a835c"/>
    </style:style>
    <style:style style:name="P20" style:family="paragraph" style:parent-style-name="Standard">
      <style:paragraph-properties fo:text-align="start" style:justify-single-word="false"/>
      <style:text-properties style:font-name="Arial" officeooo:paragraph-rsid="004b1f17"/>
    </style:style>
    <style:style style:name="P21" style:family="paragraph" style:parent-style-name="Standard">
      <style:text-properties style:font-name="Arial" fo:font-size="14pt" style:font-size-asian="14pt"/>
    </style:style>
    <style:style style:name="P22" style:family="paragraph" style:parent-style-name="Standard">
      <style:text-properties style:font-name="Arial" fo:language="es" fo:country="ES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3a835c" officeooo:paragraph-rsid="003a835c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3b422f" officeooo:paragraph-rsid="004bcb2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3a835c" officeooo:paragraph-rsid="004b1f17" style:font-weight-asian="normal" style:font-weight-complex="normal"/>
    </style:style>
    <style:style style:name="P2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2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2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29" style:family="paragraph" style:parent-style-name="Header">
      <style:text-properties fo:font-size="12pt" style:font-size-asian="12pt"/>
    </style:style>
    <style:style style:name="P30" style:family="paragraph" style:parent-style-name="Header">
      <style:text-properties fo:language="es" fo:country="ES"/>
    </style:style>
    <style:style style:name="P3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32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33" style:family="paragraph" style:parent-style-name="Heading">
      <style:text-properties style:font-name="Arial"/>
    </style:style>
    <style:style style:name="P34" style:family="paragraph" style:parent-style-name="Heading">
      <style:paragraph-properties fo:text-align="end" style:justify-single-word="false"/>
      <style:text-properties style:font-name="Arial" fo:language="es" fo:country="ES"/>
    </style:style>
    <style:style style:name="P35" style:family="paragraph" style:parent-style-name="Heading">
      <style:paragraph-properties fo:text-align="end" style:justify-single-word="false"/>
      <style:text-properties style:font-name="Arial" fo:font-size="14pt" style:font-size-asian="14pt"/>
    </style:style>
    <style:style style:name="P36" style:family="paragraph" style:parent-style-name="Heading">
      <style:text-properties style:font-name="Arial" fo:font-size="12pt" fo:language="es" fo:country="ES" style:font-size-asian="12pt" style:language-asian="en" style:country-asian="US" style:font-size-complex="12pt"/>
    </style:style>
    <style:style style:name="P37" style:family="paragraph" style:parent-style-name="Heading">
      <style:paragraph-properties fo:break-before="page"/>
      <style:text-properties style:font-name="Arial" fo:language="es" fo:country="ES"/>
    </style:style>
    <style:style style:name="P38" style:family="paragraph" style:parent-style-name="InfoBlue">
      <style:paragraph-properties fo:margin-left="0cm" fo:margin-right="0cm" fo:text-indent="0cm" style:auto-text-indent="false"/>
      <style:text-properties style:font-name="Arial" fo:language="es" fo:country="ES"/>
    </style:style>
    <style:style style:name="P39" style:family="paragraph" style:parent-style-name="Text_20_body">
      <style:text-properties style:font-name="Arial"/>
    </style:style>
    <style:style style:name="P40" style:family="paragraph" style:parent-style-name="Texto_20_independiente_20_2">
      <style:text-properties style:font-name="Arial"/>
    </style:style>
    <style:style style:name="P41" style:family="paragraph" style:parent-style-name="InfoBlue">
      <style:text-properties fo:color="#000000" style:font-name="Arial" fo:language="es" fo:country="MX" fo:font-style="normal" officeooo:rsid="00128ffe" officeooo:paragraph-rsid="00128ffe" style:font-style-asian="normal" style:font-style-complex="normal"/>
    </style:style>
    <style:style style:name="P42" style:family="paragraph" style:parent-style-name="Normal_20__28_Web_29_">
      <style:paragraph-properties fo:margin-top="0.176cm" fo:margin-bottom="0.423cm" loext:contextual-spacing="false"/>
      <style:text-properties style:font-name="Arial"/>
    </style:style>
    <style:style style:name="P43" style:family="paragraph" style:parent-style-name="Tabletext">
      <style:paragraph-properties fo:text-align="center" style:justify-single-word="false"/>
      <style:text-properties style:font-name="Arial" fo:language="es" fo:country="ES" fo:font-weight="bold" style:font-weight-asian="bold"/>
    </style:style>
    <style:style style:name="P44" style:family="paragraph" style:parent-style-name="Tabletext">
      <style:paragraph-properties style:snap-to-layout-grid="false"/>
      <style:text-properties style:font-name="Arial" fo:language="es" fo:country="ES"/>
    </style:style>
    <style:style style:name="P45" style:family="paragraph" style:parent-style-name="Tabletext">
      <style:text-properties style:font-name="Arial" fo:language="es" fo:country="ES" officeooo:rsid="005f7fc1" officeooo:paragraph-rsid="005f7fc1"/>
    </style:style>
    <style:style style:name="P46" style:family="paragraph" style:parent-style-name="Tabletext">
      <style:paragraph-properties style:snap-to-layout-grid="false"/>
      <style:text-properties style:font-name="Arial" fo:language="es" fo:country="ES" officeooo:rsid="005f7fc1" officeooo:paragraph-rsid="005fb004"/>
    </style:style>
    <style:style style:name="P47" style:family="paragraph" style:parent-style-name="Tabletext">
      <style:paragraph-properties style:snap-to-layout-grid="false"/>
      <style:text-properties style:font-name="Arial" fo:language="es" fo:country="ES" officeooo:rsid="005fb004" officeooo:paragraph-rsid="005fb004"/>
    </style:style>
    <style:style style:name="P48" style:family="paragraph" style:parent-style-name="Tabletext">
      <style:text-properties style:font-name="Arial" officeooo:rsid="005f7fc1" officeooo:paragraph-rsid="005f7fc1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0pt" fo:language="es" fo:country="ES" fo:font-style="normal" fo:font-weight="normal" officeooo:rsid="001777da" officeooo:paragraph-rsid="001777da" style:font-size-asian="10pt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0pt" fo:language="es" fo:country="ES" fo:font-style="normal" fo:font-weight="normal" officeooo:rsid="001777da" officeooo:paragraph-rsid="002b3c87" style:font-size-asian="10p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7f0d26" style:font-size-asian="10pt" style:font-style-asian="normal" style:font-weight-asian="bold" style:font-style-complex="normal"/>
    </style:style>
    <style:style style:name="P52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81274f" style:font-size-asian="10pt" style:font-style-asian="normal" style:font-weight-asian="bold" style:font-style-complex="normal"/>
    </style:style>
    <style:style style:name="P53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8282bc" style:font-size-asian="10pt" style:font-style-asian="normal" style:font-weight-asian="bold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fo:font-weight="normal" officeooo:rsid="007bf55e" officeooo:paragraph-rsid="007f0d26" style:font-size-asian="10p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0pt" fo:font-weight="bold" officeooo:paragraph-rsid="007f0d26" style:font-size-asian="10pt" style:font-weight-asian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0pt" fo:font-weight="bold" officeooo:paragraph-rsid="0081274f" style:font-size-asian="10pt" style:font-weight-asian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0pt" fo:font-weight="bold" officeooo:paragraph-rsid="008282bc" style:font-size-asian="10pt" style:font-weight-asian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0pt" officeooo:rsid="00633c7f" officeooo:paragraph-rsid="00633c7f" style:font-size-asian="10pt"/>
    </style:style>
    <style:style style:name="P59" style:family="paragraph" style:parent-style-name="Standard">
      <style:paragraph-properties fo:text-align="start" style:justify-single-word="false"/>
      <style:text-properties style:font-name="Arial" fo:font-size="10pt" officeooo:rsid="00633c7f" officeooo:paragraph-rsid="008282bc" style:font-size-asian="10pt"/>
    </style:style>
    <style:style style:name="P60" style:family="paragraph" style:parent-style-name="Standard">
      <style:paragraph-properties fo:text-align="start" style:justify-single-word="false"/>
      <style:text-properties style:font-name="Arial" fo:font-size="10pt" officeooo:rsid="006c0131" officeooo:paragraph-rsid="006c0131" style:font-size-asian="10pt"/>
    </style:style>
    <style:style style:name="P61" style:family="paragraph" style:parent-style-name="Standard">
      <style:paragraph-properties fo:text-align="start" style:justify-single-word="false"/>
      <style:text-properties style:font-name="Arial" fo:font-size="10pt" officeooo:rsid="006c0131" officeooo:paragraph-rsid="0081274f" style:font-size-asian="10pt"/>
    </style:style>
    <style:style style:name="P62" style:family="paragraph" style:parent-style-name="Standard">
      <style:paragraph-properties fo:text-align="start" style:justify-single-word="false"/>
      <style:text-properties style:font-name="Arial" fo:font-size="10pt" officeooo:rsid="00715d43" officeooo:paragraph-rsid="00715d43" style:font-size-asian="10pt"/>
    </style:style>
    <style:style style:name="P63" style:family="paragraph" style:parent-style-name="Standard">
      <style:paragraph-properties fo:text-align="start" style:justify-single-word="false"/>
      <style:text-properties style:font-name="Arial" fo:font-size="10pt" officeooo:rsid="00715d43" officeooo:paragraph-rsid="0081274f" style:font-size-asian="10pt"/>
    </style:style>
    <style:style style:name="P64" style:family="paragraph" style:parent-style-name="Standard">
      <style:paragraph-properties fo:text-align="start" style:justify-single-word="false"/>
      <style:text-properties style:font-name="Arial" fo:font-size="10pt" officeooo:rsid="0077940d" officeooo:paragraph-rsid="0077940d" style:font-size-asian="10pt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officeooo:rsid="0077940d" officeooo:paragraph-rsid="0081274f" style:font-size-asian="10pt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officeooo:rsid="007f0d26" officeooo:paragraph-rsid="007f0d26" style:font-size-asian="10pt"/>
    </style:style>
    <style:style style:name="P67" style:family="paragraph" style:parent-style-name="Standard">
      <style:paragraph-properties fo:text-align="start" style:justify-single-word="false"/>
      <style:text-properties style:font-name="Arial" fo:font-size="10pt" officeooo:rsid="007f0d26" officeooo:paragraph-rsid="0081274f" style:font-size-asian="10pt"/>
    </style:style>
    <style:style style:name="P68" style:family="paragraph" style:parent-style-name="Standard">
      <style:paragraph-properties fo:text-align="start" style:justify-single-word="false"/>
      <style:text-properties style:font-name="Arial" fo:language="es" fo:country="ES" officeooo:paragraph-rsid="0081274f"/>
    </style:style>
    <style:style style:name="P69" style:family="paragraph" style:parent-style-name="Standard">
      <style:paragraph-properties fo:text-align="start" style:justify-single-word="false"/>
      <style:text-properties style:font-name="Arial" fo:language="es" fo:country="ES" officeooo:paragraph-rsid="008282bc"/>
    </style:style>
    <style:style style:name="P70" style:family="paragraph" style:parent-style-name="Standard">
      <style:paragraph-properties fo:text-align="start" style:justify-single-word="false"/>
      <style:text-properties style:font-name="Arial" officeooo:paragraph-rsid="0067c9f3"/>
    </style:style>
    <style:style style:name="P71" style:family="paragraph" style:parent-style-name="Standard">
      <style:paragraph-properties fo:text-align="start" style:justify-single-word="false"/>
      <style:text-properties style:font-name="Arial" officeooo:paragraph-rsid="00706c0e"/>
    </style:style>
    <style:style style:name="P72" style:family="paragraph" style:parent-style-name="Standard">
      <style:paragraph-properties fo:text-align="start" style:justify-single-word="false"/>
      <style:text-properties style:font-name="Arial" officeooo:paragraph-rsid="007f0d26"/>
    </style:style>
    <style:style style:name="P73" style:family="paragraph" style:parent-style-name="Standard">
      <style:paragraph-properties fo:text-align="start" style:justify-single-word="false"/>
      <style:text-properties style:font-name="Arial" fo:font-weight="normal" officeooo:rsid="003b422f" officeooo:paragraph-rsid="004bcb2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weight="normal" officeooo:rsid="003b422f" officeooo:paragraph-rsid="007f0d26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weight="normal" officeooo:rsid="007bf55e" officeooo:paragraph-rsid="007bf55e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rial" fo:font-weight="normal" officeooo:rsid="007d2533" officeooo:paragraph-rsid="007d253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weight="normal" officeooo:rsid="003a835c" officeooo:paragraph-rsid="007f0d26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rial" fo:font-weight="normal" officeooo:rsid="003a835c" officeooo:paragraph-rsid="0084129f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weight="normal" officeooo:rsid="0078d118" officeooo:paragraph-rsid="0081274f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rial" fo:font-weight="normal" officeooo:rsid="0084ade2" officeooo:paragraph-rsid="0084ade2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rial" officeooo:rsid="00722d71" officeooo:paragraph-rsid="00722d71"/>
    </style:style>
    <style:style style:name="P82" style:family="paragraph" style:parent-style-name="Standard">
      <style:paragraph-properties fo:text-align="start" style:justify-single-word="false"/>
      <style:text-properties style:font-name="Arial" officeooo:rsid="0078d118" officeooo:paragraph-rsid="0078d118"/>
    </style:style>
    <style:style style:name="P83" style:family="paragraph" style:parent-style-name="Standard">
      <style:paragraph-properties fo:text-align="start" style:justify-single-word="false"/>
      <style:text-properties style:font-name="Arial" officeooo:rsid="0078d118" officeooo:paragraph-rsid="007f0d26"/>
    </style:style>
    <style:style style:name="P8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0pt" style:text-underline-style="none" fo:font-weight="bold" officeooo:rsid="002d008e" officeooo:paragraph-rsid="0058e68d" style:font-size-asian="10pt" style:font-weight-asian="bold"/>
    </style:style>
    <style:style style:name="P8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Arial" fo:language="es" fo:country="ES" officeooo:rsid="00722d71" officeooo:paragraph-rsid="0081274f"/>
    </style:style>
    <style:style style:name="P8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7" style:family="paragraph" style:parent-style-name="Heading_20_1">
      <style:text-properties style:font-name="Arial" fo:language="es" fo:country="MX"/>
    </style:style>
    <style:style style:name="P88" style:family="paragraph" style:parent-style-name="Heading_20_1" style:list-style-name="">
      <style:paragraph-properties fo:margin-left="0cm" fo:margin-right="0cm" fo:text-indent="0cm" style:auto-text-indent="false"/>
      <style:text-properties style:font-name="Arial" fo:language="es" fo:country="ES"/>
    </style:style>
    <style:style style:name="P8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90" style:family="paragraph" style:parent-style-name="Heading_20_2">
      <style:text-properties style:font-name="Arial"/>
    </style:style>
    <style:style style:name="P91" style:family="paragraph" style:parent-style-name="Heading_20_2">
      <style:text-properties style:font-name="Arial" fo:language="es" fo:country="ES"/>
    </style:style>
    <style:style style:name="P92" style:family="paragraph" style:parent-style-name="Heading" style:master-page-name="Standard">
      <style:paragraph-properties fo:text-align="end" style:justify-single-word="false" style:page-number="auto"/>
      <style:text-properties style:font-name="Arial" officeooo:rsid="001247fb" officeooo:paragraph-rsid="001247fb"/>
    </style:style>
    <style:style style:name="P93" style:family="paragraph" style:parent-style-name="Heading" style:master-page-name="Convert_20_1">
      <style:paragraph-properties style:page-number="auto"/>
      <style:text-properties style:font-name="Arial"/>
    </style:style>
    <style:style style:name="T1" style:family="text">
      <style:text-properties fo:language="es" fo:country="ES"/>
    </style:style>
    <style:style style:name="T2" style:family="text">
      <style:text-properties officeooo:rsid="005c5ac0"/>
    </style:style>
    <style:style style:name="T3" style:family="text">
      <style:text-properties officeooo:rsid="00439c37"/>
    </style:style>
    <style:style style:name="T4" style:family="text">
      <style:text-properties style:font-name="Symbol" fo:font-size="10pt"/>
    </style:style>
    <style:style style:name="T5" style:family="text">
      <style:text-properties officeooo:rsid="001247fb"/>
    </style:style>
    <style:style style:name="T6" style:family="text">
      <style:text-properties officeooo:rsid="00128ffe"/>
    </style:style>
    <style:style style:name="T7" style:family="text">
      <style:text-properties fo:color="#000000"/>
    </style:style>
    <style:style style:name="T8" style:family="text">
      <style:text-properties fo:font-size="10pt" style:font-size-asian="10pt"/>
    </style:style>
    <style:style style:name="T9" style:family="text">
      <style:text-properties fo:font-size="10pt" officeooo:rsid="0012efa5" style:font-size-asian="10pt"/>
    </style:style>
    <style:style style:name="T10" style:family="text">
      <style:text-properties fo:font-size="10pt" officeooo:rsid="002d008e" style:font-size-asian="10pt"/>
    </style:style>
    <style:style style:name="T11" style:family="text">
      <style:text-properties fo:font-size="10pt" officeooo:rsid="004ee547" style:font-size-asian="10pt"/>
    </style:style>
    <style:style style:name="T12" style:family="text">
      <style:text-properties fo:font-size="10pt" officeooo:rsid="00507104" style:font-size-asian="10pt"/>
    </style:style>
    <style:style style:name="T13" style:family="text">
      <style:text-properties fo:font-size="10pt" officeooo:rsid="00556944" style:font-size-asian="10pt"/>
    </style:style>
    <style:style style:name="T14" style:family="text">
      <style:text-properties fo:font-size="10pt" officeooo:rsid="00633c7f" style:font-size-asian="10pt"/>
    </style:style>
    <style:style style:name="T15" style:family="text">
      <style:text-properties fo:font-size="10pt" officeooo:rsid="0066bdfa" style:font-size-asian="10pt"/>
    </style:style>
    <style:style style:name="T16" style:family="text">
      <style:text-properties fo:font-size="10pt" officeooo:rsid="0067c9f3" style:font-size-asian="10pt"/>
    </style:style>
    <style:style style:name="T17" style:family="text">
      <style:text-properties fo:font-size="10pt" officeooo:rsid="0069c383" style:font-size-asian="10pt"/>
    </style:style>
    <style:style style:name="T18" style:family="text">
      <style:text-properties fo:font-size="10pt" officeooo:rsid="006ad7e4" style:font-size-asian="10pt"/>
    </style:style>
    <style:style style:name="T19" style:family="text">
      <style:text-properties fo:font-size="10pt" officeooo:rsid="006d944d" style:font-size-asian="10pt"/>
    </style:style>
    <style:style style:name="T20" style:family="text">
      <style:text-properties fo:font-size="10pt" officeooo:rsid="00706c0e" style:font-size-asian="10pt"/>
    </style:style>
    <style:style style:name="T21" style:family="text">
      <style:text-properties fo:font-size="10pt" officeooo:rsid="00722d71" style:font-size-asian="10pt"/>
    </style:style>
    <style:style style:name="T22" style:family="text">
      <style:text-properties fo:font-size="10pt" officeooo:rsid="007a8eb8" style:font-size-asian="10pt"/>
    </style:style>
    <style:style style:name="T23" style:family="text">
      <style:text-properties fo:font-size="10pt" officeooo:rsid="007466f6" style:font-size-asian="10pt"/>
    </style:style>
    <style:style style:name="T24" style:family="text">
      <style:text-properties fo:font-size="10pt" officeooo:rsid="007f5608" style:font-size-asian="10pt"/>
    </style:style>
    <style:style style:name="T25" style:family="text">
      <style:text-properties fo:font-size="10pt" officeooo:rsid="0084129f" style:font-size-asian="10pt"/>
    </style:style>
    <style:style style:name="T26" style:family="text">
      <style:text-properties fo:font-size="10pt" fo:font-weight="bold" style:font-size-asian="10pt" style:font-weight-asian="bold"/>
    </style:style>
    <style:style style:name="T27" style:family="text">
      <style:text-properties fo:font-size="10pt" fo:font-weight="bold" officeooo:rsid="001a517a" style:font-size-asian="10pt" style:font-weight-asian="bold"/>
    </style:style>
    <style:style style:name="T28" style:family="text">
      <style:text-properties fo:font-size="10pt" fo:font-weight="bold" officeooo:rsid="0012efa5" style:font-size-asian="10pt" style:font-weight-asian="bold"/>
    </style:style>
    <style:style style:name="T29" style:family="text">
      <style:text-properties fo:font-size="10pt" fo:font-weight="normal" officeooo:rsid="001777da" style:font-size-asian="10pt" style:font-weight-asian="normal" style:font-weight-complex="normal"/>
    </style:style>
    <style:style style:name="T30" style:family="text">
      <style:text-properties fo:font-size="10pt" fo:font-weight="normal" officeooo:rsid="0064f422" style:font-size-asian="10pt" style:font-weight-asian="normal" style:font-weight-complex="normal"/>
    </style:style>
    <style:style style:name="T31" style:family="text">
      <style:text-properties fo:font-size="10pt" fo:font-weight="normal" officeooo:rsid="006d944d" style:font-size-asian="10pt" style:font-weight-asian="normal" style:font-weight-complex="normal"/>
    </style:style>
    <style:style style:name="T32" style:family="text">
      <style:text-properties fo:font-size="10pt" fo:font-weight="normal" officeooo:rsid="004920e4" style:font-size-asian="10pt" style:font-weight-asian="normal" style:font-weight-complex="normal"/>
    </style:style>
    <style:style style:name="T33" style:family="text">
      <style:text-properties fo:font-size="10pt" fo:font-weight="normal" officeooo:rsid="0072537d" style:font-size-asian="10pt" style:font-weight-asian="normal" style:font-weight-complex="normal"/>
    </style:style>
    <style:style style:name="T34" style:family="text">
      <style:text-properties fo:font-size="10pt" fo:font-weight="normal" officeooo:rsid="007466f6" style:font-size-asian="10pt" style:font-weight-asian="normal" style:font-weight-complex="normal"/>
    </style:style>
    <style:style style:name="T35" style:family="text">
      <style:text-properties fo:font-size="10pt" fo:font-weight="normal" officeooo:rsid="00753d42" style:font-size-asian="10pt" style:font-weight-asian="normal" style:font-weight-complex="normal"/>
    </style:style>
    <style:style style:name="T36" style:family="text">
      <style:text-properties fo:font-size="10pt" fo:font-weight="normal" officeooo:rsid="0075681f" style:font-size-asian="10pt" style:font-weight-asian="normal" style:font-weight-complex="normal"/>
    </style:style>
    <style:style style:name="T37" style:family="text">
      <style:text-properties style:font-name="Arial" fo:language="es" fo:country="ES"/>
    </style:style>
    <style:style style:name="T38" style:family="text">
      <style:text-properties style:text-line-through-style="none" style:text-line-through-type="none" fo:font-size="10pt" style:text-underline-style="none" fo:font-weight="normal" officeooo:rsid="004ee547" style:font-size-asian="10pt" style:font-weight-asian="normal"/>
    </style:style>
    <style:style style:name="T39" style:family="text">
      <style:text-properties style:text-line-through-style="none" style:text-line-through-type="none" fo:font-size="10pt" style:text-underline-style="none" fo:font-weight="normal" officeooo:rsid="0078d118" style:font-size-asian="10pt" style:font-weight-asian="normal"/>
    </style:style>
    <style:style style:name="T40" style:family="text">
      <style:text-properties style:text-line-through-style="none" style:text-line-through-type="none" fo:font-size="10pt" style:text-underline-style="none" fo:font-weight="normal" officeooo:rsid="007a8eb8" style:font-size-asian="10pt" style:font-weight-asian="normal"/>
    </style:style>
    <style:style style:name="T41" style:family="text">
      <style:text-properties style:text-line-through-style="none" style:text-line-through-type="none" fo:font-size="10pt" style:text-underline-style="none" officeooo:rsid="004ee547" style:font-size-asian="10pt"/>
    </style:style>
    <style:style style:name="T42" style:family="text">
      <style:text-properties style:text-line-through-style="none" style:text-line-through-type="none" fo:font-size="10pt" style:text-underline-style="none" officeooo:rsid="007a8eb8" style:font-size-asian="10pt"/>
    </style:style>
    <style:style style:name="T43" style:family="text">
      <style:text-properties style:text-line-through-style="none" style:text-line-through-type="none" fo:font-size="10pt" style:text-underline-style="none" officeooo:rsid="007f5608" style:font-size-asian="10pt"/>
    </style:style>
    <style:style style:name="T44" style:family="text">
      <style:text-properties officeooo:rsid="00627fd5"/>
    </style:style>
    <style:style style:name="T4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Sale Master</text:p>
      <text:p text:style-name="P34">Diseño de <text:span text:style-name="T5">Paquetes</text:span></text:p>
      <text:p text:style-name="P34"/>
      <text:p text:style-name="P35">Version <text:span text:style-name="T5">2</text:span>.0</text:p>
      <text:p text:style-name="P21"/>
      <text:p text:style-name="P12"/>
      <text:p text:style-name="P39"/>
      <text:p text:style-name="P39"/>
      <text:p text:style-name="P93">Historia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3">Fecha</text:p>
          </table:table-cell>
          <table:table-cell table:style-name="Table1.A1" office:value-type="string">
            <text:p text:style-name="P43">Versión</text:p>
          </table:table-cell>
          <table:table-cell table:style-name="Table1.A1" office:value-type="string">
            <text:p text:style-name="P43">Descripción</text:p>
          </table:table-cell>
          <table:table-cell table:style-name="Table1.D1" office:value-type="string">
            <text:p text:style-name="P43">Autor</text:p>
          </table:table-cell>
        </table:table-row>
        <table:table-row table:style-name="Table1.1">
          <table:table-cell table:style-name="Table1.A1" office:value-type="string">
            <text:p text:style-name="P48">20/Junio/2017</text:p>
          </table:table-cell>
          <table:table-cell table:style-name="Table1.A1" office:value-type="string">
            <text:p text:style-name="P48">1.0</text:p>
          </table:table-cell>
          <table:table-cell table:style-name="Table1.A1" office:value-type="string">
            <text:p text:style-name="P45">Se realiza la descripción de interfaces y diagramas</text:p>
          </table:table-cell>
          <table:table-cell table:style-name="Table1.D1" office:value-type="string">
            <text:p text:style-name="P45">Nydia Beatriz Maciel Lopez.</text:p>
          </table:table-cell>
        </table:table-row>
        <table:table-row table:style-name="Table1.1">
          <table:table-cell table:style-name="Table1.A1" office:value-type="string">
            <text:p text:style-name="P47">02/07/17</text:p>
          </table:table-cell>
          <table:table-cell table:style-name="Table1.A1" office:value-type="string">
            <text:p text:style-name="P47">2.0</text:p>
          </table:table-cell>
          <table:table-cell table:style-name="Table1.A1" office:value-type="string">
            <text:p text:style-name="P46">Se realiza la descripción de interfaces y diagramas</text:p>
          </table:table-cell>
          <table:table-cell table:style-name="Table1.D1" office:value-type="string">
            <text:p text:style-name="P47">Vásquez Cruz Yanet d ellos Ángeles.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D1" office:value-type="string"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D1" office:value-type="string">
            <text:p text:style-name="P44"/>
          </table:table-cell>
        </table:table-row>
      </table:table>
      <text:p text:style-name="P22"/>
      <text:p text:style-name="P33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6"><text:a xlink:type="simple" xlink:href="#__RefHeading___Toc505666404" text:style-name="Index_20_Link" text:visited-style-name="Index_20_Link">1. Diseño del paquete: SaleMaster<text:tab/>3</text:a></text:p>
          <text:p text:style-name="P89"><text:a xlink:type="simple" xlink:href="#__RefHeading___Toc505666405" text:style-name="Index_20_Link" text:visited-style-name="Index_20_Link">1.1 Breve descripción<text:tab/>3</text:a></text:p>
          <text:p text:style-name="P89"><text:a xlink:type="simple" xlink:href="#__RefHeading___Toc505666406" text:style-name="Index_20_Link" text:visited-style-name="Index_20_Link">1.2 Interfaces<text:tab/>3</text:a></text:p>
          <text:p text:style-name="P89"><text:a xlink:type="simple" xlink:href="#__RefHeading___Toc505666407" text:style-name="Index_20_Link" text:visited-style-name="Index_20_Link">1.3 Diagramas<text:tab/>4</text:a></text:p>
          <text:p text:style-name="P89"><text:a xlink:type="simple" xlink:href="#__RefHeading___Toc505666408" text:style-name="Index_20_Link" text:visited-style-name="Index_20_Link">1.4 Elementos contenidos<text:tab/>4</text:a></text:p>
        </text:index-body>
      </text:table-of-content>
      <text:p text:style-name="P36"/>
      <text:p text:style-name="P37">Diseño de <text:span text:style-name="T6">paquetes</text:span></text:p>
      <text:h text:style-name="P88" text:outline-level="1"/>
      <text:h text:style-name="P87" text:outline-level="1"><text:bookmark-start text:name="__RefHeading___Toc505666404"/>Diseño del <text:span text:style-name="T6">paquete</text:span>: <text:span text:style-name="T44">SaleMaster</text:span><text:bookmark-end text:name="__RefHeading___Toc505666404"/></text:h>
      <text:h text:style-name="P90" text:outline-level="2"><text:bookmark-start text:name="__RefHeading___Toc505666405"/>Breve descripción <text:bookmark-end text:name="__RefHeading___Toc505666405"/></text:h>
      <text:p text:style-name="P41">Se encarga de recibir las peticiones del usuario y se envían las respuestas tras el proceso. </text:p>
      <text:h text:style-name="P91" text:outline-level="2"><text:bookmark-start text:name="__RefHeading___Toc505666406"/>I<text:span text:style-name="T7">nterfaces </text:span><text:bookmark-end text:name="__RefHeading___Toc505666406"/></text:h>
      <text:p text:style-name="P6">Nombre</text:p>
      <text:p text:style-name="P58">Acceder</text:p>
      <text:p text:style-name="P13">Descripción</text:p>
      <text:p text:style-name="P17"><text:span text:style-name="T8">Esta interfaz </text:span><text:span text:style-name="T14">se encarga de la <text:s/>autenticación de los usuarios. </text:span></text:p>
      <text:p text:style-name="P70"><text:span text:style-name="T26">Operacione</text:span><text:span text:style-name="T27">s</text:span><text:span text:style-name="T15"><text:line-break/> <text:s text:c="3"/>Acceder(): </text:span><text:span text:style-name="T16">Se encarga de </text:span><text:span text:style-name="T17">coordinar la autenticación de usuarios.</text:span><text:span text:style-name="T15"><text:line-break/> <text:s text:c="3"/>InitComponents(): </text:span><text:span text:style-name="T18">Se encargar de auxiliar a Acceder()</text:span></text:p>
      <text:p text:style-name="P6">Atributos</text:p>
      <text:p text:style-name="P10"><text:span text:style-name="T26"><text:s/></text:span><text:span text:style-name="T30">no aplica</text:span></text:p>
      <text:p text:style-name="P49"/>
      <text:p text:style-name="P49"/>
      <text:p text:style-name="P49"/>
      <text:p text:style-name="P7">Nombre</text:p>
      <text:p text:style-name="P60">Loggin</text:p>
      <text:p text:style-name="P14">Descripción</text:p>
      <text:p text:style-name="P18"><text:span text:style-name="T9">Esta interfaz se encarga de recibir </text:span><text:span text:style-name="T19">y permitir el acceso a el sistema.</text:span></text:p>
      <text:p text:style-name="P71"><text:span text:style-name="T26">Operacione</text:span><text:span text:style-name="T27">s</text:span><text:span text:style-name="T9"><text:line-break/> <text:s/></text:span><text:span text:style-name="T20"><text:s text:c="2"/>Login(): Se encarga coordinar la autenticación de los usuarios atravez de Acceder.</text:span></text:p>
      <text:p text:style-name="P7">Atributos</text:p>
      <text:p text:style-name="P11"><text:span text:style-name="T31">no aplica</text:span><text:span text:style-name="T29"><text:line-break/> <text:s text:c="2"/></text:span></text:p>
      <text:p text:style-name="P50"/>
      <text:p text:style-name="P8">Nombre</text:p>
      <text:p text:style-name="P62">Paqueteria</text:p>
      <text:p text:style-name="P15">Descripción</text:p>
      <text:p text:style-name="P81"><text:span text:style-name="T10">S</text:span><text:span text:style-name="T8">e encarga de coordinar la correcta funcionalidad de enviar y entregar paquetes.</text:span></text:p>
      <text:p text:style-name="P19"><text:span text:style-name="T26">Operacione</text:span><text:span text:style-name="T27">s</text:span><text:span text:style-name="T32"><text:line-break/>Paqueteria(PaqueteriaDatos P_Paqueteria): </text:span><text:span text:style-name="T34">Se encarga de coordinar el orden de los metodos.</text:span><text:span text:style-name="T32"><text:line-break/>Calcular(float p,String des): </text:span><text:span text:style-name="T35">Se encarga de calcular el total a pagar.</text:span><text:span text:style-name="T33"><text:line-break/>cargar_lista_paquetes(PaqueteriaDatos Pack): </text:span><text:span text:style-name="T35">Se encarga de recibir los datos del paquete enviado.</text:span><text:span text:style-name="T33"><text:line-break/>cargar_lista_paquetes(): </text:span><text:span text:style-name="T36">Se encarga de mostrar los datos de los paquetes registrados. </text:span></text:p>
      <text:p text:style-name="P23"><text:span text:style-name="T28">A</text:span><text:span text:style-name="T26">tributos</text:span></text:p>
      <text:p text:style-name="P24"><text:span text:style-name="T8"><text:s text:c="2"/></text:span><text:span text:style-name="T21">no aplica</text:span></text:p>
      <text:p text:style-name="P24"><text:span text:style-name="T8"/></text:p>
      <text:p text:style-name="P9">Nombre</text:p>
      <text:p text:style-name="P64">Ventas</text:p>
      <text:p text:style-name="P16">Descripción</text:p>
      <text:p text:style-name="P82"><text:span text:style-name="T11">S</text:span><text:span text:style-name="T8">e encarga de </text:span><text:span text:style-name="T22">recibir y almacenar los datos de la venta de boletos.</text:span></text:p>
      <text:p text:style-name="P20"><text:span text:style-name="T26">Operacione</text:span><text:span text:style-name="T27">s</text:span></text:p>
      <text:p text:style-name="P76"><text:span text:style-name="T13">Ventas(): </text:span><text:span text:style-name="T8">Se encarga de </text:span><text:span text:style-name="T23">coordinar el orden de los metodos.</text:span></text:p>
      <text:p text:style-name="P76"><text:span text:style-name="T13">CargarSub(Suburban subs): </text:span><text:span text:style-name="T8">Mustra la lista de suburbans disponibles.</text:span></text:p>
      <text:p text:style-name="P25"><text:span text:style-name="T28">A</text:span><text:span text:style-name="T26">tributos</text:span></text:p>
      <text:p text:style-name="P75"><text:span text:style-name="T12">n</text:span><text:span text:style-name="T8">o aplica.</text:span></text:p>
      <text:p text:style-name="P74"><text:soft-page-break/><text:span text:style-name="T8"/></text:p>
      <text:p text:style-name="P51">Nombre</text:p>
      <text:p text:style-name="P66">Registrar</text:p>
      <text:p text:style-name="P55">Descripción</text:p>
      <text:p text:style-name="P83"><text:span text:style-name="T11">S</text:span><text:span text:style-name="T8">e encarga de </text:span><text:span text:style-name="T22">recibir, </text:span><text:span text:style-name="T24">almacenar y mostrar los datos de un nuevo registro de empleados.</text:span></text:p>
      <text:p text:style-name="P72"><text:span text:style-name="T26">Operacione</text:span><text:span text:style-name="T27">s</text:span></text:p>
      <text:p text:style-name="P80"><text:span text:style-name="T23">Registrar(): </text:span><text:span text:style-name="T8">SE encarga de registrar a un nuevo empleado</text:span></text:p>
      <text:p text:style-name="P77"><text:span text:style-name="T28">A</text:span><text:span text:style-name="T26">tributos</text:span><text:span text:style-name="T25"><text:line-break/>empleado_eli: Se encarga de eliminar un registro.</text:span></text:p>
      <text:p text:style-name="P78"><text:span text:style-name="T25">empleado_reg: Se encarga de crear un nuevo registro.</text:span></text:p>
      <text:p text:style-name="P54"/>
      <text:h text:style-name="P91" text:outline-level="2"><text:bookmark-start text:name="__RefHeading___Toc505666407"/>Diagramas <text:bookmark-end text:name="__RefHeading___Toc505666407"/></text:h>
      <text:p text:style-name="P38"/>
      <text:h text:style-name="P91" text:outline-level="2"><text:bookmark-start text:name="__RefHeading___Toc505666408"/>Elementos contenidos<text:bookmark-end text:name="__RefHeading___Toc505666408"/></text:h>
      <text:p text:style-name="Standard"><text:span text:style-name="T37"/></text:p>
      <text:p text:style-name="P53">Nombre</text:p>
      <text:p text:style-name="P59">Acceder</text:p>
      <text:p text:style-name="P57">Descripción</text:p>
      <text:p text:style-name="P69"><text:span text:style-name="T8">Esta interfaz </text:span><text:span text:style-name="T14">se encarga de la <text:s/>autenticación de los usuarios. </text:span></text:p>
      <text:p text:style-name="P69"><text:span text:style-name="T14"/></text:p>
      <text:p text:style-name="P52">Nombre</text:p>
      <text:p text:style-name="P67">Registrar</text:p>
      <text:p text:style-name="P56">Descripción</text:p>
      <text:p text:style-name="P79"><text:span text:style-name="T41">Se encarga de </text:span><text:span text:style-name="T42">recibir, </text:span><text:span text:style-name="T43">almacenar y mostrar los datos de un nuevo registro de empleados.</text:span></text:p>
      <text:p text:style-name="P84"/>
      <text:p text:style-name="P52">Nombre</text:p>
      <text:p text:style-name="P65">Ventas</text:p>
      <text:p text:style-name="P56">Descripción</text:p>
      <text:p text:style-name="P68"><text:span text:style-name="T38">S</text:span><text:span text:style-name="T39">e encarga de </text:span><text:span text:style-name="T40">recibir y almacenar los datos de la venta de boletos.</text:span></text:p>
      <text:p text:style-name="P68"><text:span text:style-name="T40"/></text:p>
      <text:p text:style-name="P52">Nombre</text:p>
      <text:p text:style-name="P63">Paqueteria</text:p>
      <text:p text:style-name="P56">Descripción</text:p>
      <text:p text:style-name="P85"><text:span text:style-name="T10">S</text:span><text:span text:style-name="T8">e encarga de coordinar la correcta funcionalidad de enviar y entregar paquetes.</text:span></text:p>
      <text:p text:style-name="P85"><text:span text:style-name="T8"/></text:p>
      <text:p text:style-name="P52">Nombre</text:p>
      <text:p text:style-name="P61">Loggin</text:p>
      <text:p text:style-name="P56">Descripción</text:p>
      <text:p text:style-name="P85"><text:span text:style-name="T9">Esta interfaz se encarga de recibir </text:span><text:span text:style-name="T19">y permitir el acceso a el sistema.</text:span></text:p>
      <text:p text:style-name="P42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family-generic="roman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 fo:hyphenation-ladder-count="no-limit"/>
      <style:text-properties fo:font-size="14pt" fo:language="es" fo:country="MX" style:font-size-asian="14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1" fo:font-family="Arial" style:font-family-generic="roman" style:font-pitch="variable" fo:font-size="12pt" style:font-size-asian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5c5ac0" officeooo:paragraph-rsid="005c5ac0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fo:language="es" fo:country="ES"/>
    </style:style>
    <style:style style:name="MP9" style:family="paragraph" style:parent-style-name="Header">
      <style:text-properties fo:language="es" fo:country="ES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officeooo:rsid="005c5ac0"/>
    </style:style>
    <style:style style:name="MT3" style:family="text">
      <style:text-properties officeooo:rsid="00439c37"/>
    </style:style>
    <style:style style:name="MT4" style:family="text">
      <style:text-properties style:font-name="Symbol" fo:font-size="10pt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ale Master</text:p>
            </table:table-cell>
            <table:table-cell table:style-name="Table3.B1" office:value-type="string">
              <text:p text:style-name="MP7"><text:span text:style-name="MT1"><text:s text:c="2"/></text:span>Version: <text:s text:c="10"/><text:span text:style-name="MT2">2.0</text:span></text:p>
            </table:table-cell>
          </table:table-row>
          <table:table-row table:style-name="Table3.1">
            <table:table-cell table:style-name="Table3.A1" office:value-type="string">
              <text:p text:style-name="MP8">Diseño de subsistema</text:p>
            </table:table-cell>
            <table:table-cell table:style-name="Table3.B1" office:value-type="string">
              <text:p text:style-name="Standard"><text:span text:style-name="MT1"><text:s text:c="2"/></text:span>Date: <text:s/><text:span text:style-name="MT3">02/07/17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/>
            </table:table-cell>
            <table:covered-table-cell/>
          </table:table-row>
        </table:table>
        <text:p text:style-name="MP9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4">Ó</text:span><text:user-defined style:data-style-name="N0" text:name="Company"/><text:span text:style-name="MT1">, 2000</text:span></text:p>
            </table:table-cell>
            <table:table-cell table:style-name="Table2.A1" office:value-type="string">
              <text:p text:style-name="MP12"><text:span text:style-name="MT1">Pag. </text:span>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Caso de Uso: &lt;Nombre Caso de Uso&gt;</dc:title>
    <dc:subject>&lt;Nombre del Proyecto&gt;</dc:subject>
    <meta:initial-creator>&lt;nombre de autor&gt;</meta:initial-creator>
    <meta:creation-date>2017-06-20T17:27:00</meta:creation-date>
    <dc:date>2017-07-03T13:38:24.862000000</dc:date>
    <meta:print-date>2002-01-15T18:06:00</meta:print-date>
    <meta:editing-cycles>126</meta:editing-cycles>
    <meta:editing-duration>PT2H20M21S</meta:editing-duration>
    <meta:generator>LibreOffice/5.0.3.2$Windows_X86_64 LibreOffice_project/e5f16313668ac592c1bfb310f4390624e3dbfb75</meta:generator>
    <meta:document-statistic meta:table-count="3" meta:image-count="0" meta:object-count="0" meta:page-count="4" meta:paragraph-count="94" meta:word-count="400" meta:character-count="2672" meta:non-whitespace-character-count="2327"/>
  </office:meta>
</office:document-meta>
</file>